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98000000C0E93846185B41B9C7.png" manifest:media-type="image/png"/>
  <manifest:file-entry manifest:full-path="Pictures/20000184000044AD000013DCECA6EB77D07850D2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431cm" svg:height="5.877cm" svg:x="0.017cm" svg:y="0.012cm">
          <draw:image xlink:href="Pictures/20000184000044AD000013DCECA6EB77D07850D2.svm" xlink:type="simple" xlink:show="embed" xlink:actuate="onLoad" loext:mime-type="image/x-svm">
            <text:p/>
          </draw:image>
          <draw:image xlink:href="Pictures/1000020000000298000000C0E93846185B41B9C7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456cm" fo:page-height="5.8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9:17:26.205472350</meta:creation-date>
    <dc:date>2022-05-12T19:37:06.708538012</dc:date>
    <meta:editing-duration>PT4M12S</meta:editing-duration>
    <meta:editing-cycles>2</meta:editing-cycles>
    <meta:generator>LibreOffice/6.4.7.2$Linux_X86_64 LibreOffice_project/40$Build-2</meta:generator>
    <meta:document-statistic meta:object-count="1"/>
  </office:meta>
</office:document-meta>
</file>